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break-before="page"/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####################</text:p>
      <text:p text:style-name="P2"><text:s text:c="7"/>COURS <text:s/>13 صُزُودَ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زَغُوهُ</text:p>
      <text:p text:style-name="P2">2 رُحُوقِ</text:p>
      <text:p text:style-name="P2">3 يِضَازُ</text:p>
      <text:p text:style-name="P2">4 ظُعِيلُ</text:p>
      <text:p text:style-name="P2">5 كِتِيكَ</text:p>
      <text:p text:style-name="P2">6 لُبَاوِ</text:p>
      <text:p text:style-name="P2">7 شَدِيخِ</text:p>
      <text:p text:style-name="P2">8 يَتَاحَ</text:p>
      <text:p text:style-name="P2">9 طِبَاكَ</text:p>
      <text:p text:style-name="P2">10 هُخِيأِ</text:p>
      <text:p text:style-name="P2">######################</text:p>
      <text:p text:style-name="P2"><text:s text:c="7"/>COURS <text:s/>14 دُسِسٍ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قَسِخٌ</text:p>
      <text:p text:style-name="P2">2 رُغُخٌ</text:p>
      <text:p text:style-name="P2">3 ظَعُفًا</text:p>
      <text:p text:style-name="P2">4 بِدُزٍ</text:p>
      <text:p text:style-name="P2">5 ذُصُمًا</text:p>
      <text:p text:style-name="P2">6 لُلُشًا</text:p>
      <text:p text:style-name="P2">7 يِصِضٌ</text:p>
      <text:p text:style-name="P2">8 هَضِبٌ</text:p>
      <text:p text:style-name="P2">9 لُخَطٌ</text:p>
      <text:p text:style-name="P2">10 ضُفِظٌ</text:p>
      <text:p text:style-name="P2">######################</text:p>
      <text:p text:style-name="P2"><text:s text:c="7"/>COURS <text:s/>15 زِزْجَ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تِفْلَ</text:p>
      <text:p text:style-name="P2">2 سُثْطِ</text:p>
      <text:p text:style-name="P2">3 مِظْذُ</text:p>
      <text:p text:style-name="P2">4 تِهْأَ</text:p>
      <text:p text:style-name="P2">5 فِزْنُ</text:p>
      <text:p text:style-name="P2">6 تُبْسَ</text:p>
      <text:p text:style-name="P2">7 فَضْرُ</text:p>
      <text:p text:style-name="P2">8 يَشْهِ</text:p>
      <text:p text:style-name="P2">9 زَقْعِ</text:p>
      <text:p text:style-name="P2"><text:soft-page-break/>10 رَجْقَ</text:p>
      <text:p text:style-name="P2">######################</text:p>
      <text:p text:style-name="P2"><text:s text:c="7"/>COURS <text:s/>16 صِصُّرَ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خُرِّعِ</text:p>
      <text:p text:style-name="P2">2 لِصُّهَ</text:p>
      <text:p text:style-name="P2">3 أَدُّنُ</text:p>
      <text:p text:style-name="P2">4 رِأُّحُ</text:p>
      <text:p text:style-name="P2">5 قَلُّأَ</text:p>
      <text:p text:style-name="P2">6 ثَطُّوِ</text:p>
      <text:p text:style-name="P2">7 وِذُّفِ</text:p>
      <text:p text:style-name="P2">8 طِلُّمُ</text:p>
      <text:p text:style-name="P2">9 تِوِّغَ</text:p>
      <text:p text:style-name="P2">10 سِيُّغُ</text:p>
      <text:p text:style-name="P2">######################</text:p>
      <text:p text:style-name="P2"><text:s text:c="7"/>COURS <text:s/>17 صِرَدَ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الرَّضْحُ</text:p>
      <text:p text:style-name="P2">2 القِهْهِ</text:p>
      <text:p text:style-name="P2">3 المِهْكُ</text:p>
      <text:p text:style-name="P2">4 اليَغْأَ</text:p>
      <text:p text:style-name="P2">5 الثَّبْفِ</text:p>
      <text:p text:style-name="P2">6 الخَثْغِ</text:p>
      <text:p text:style-name="P2">7 الذُّوْطُ</text:p>
      <text:p text:style-name="P2">8 الدُّوْيُ</text:p>
      <text:p text:style-name="P2">9 الفِسْشِ</text:p>
      <text:p text:style-name="P2">10 الثُّفْتَ</text:p>
      <text:p text:style-name="P2">######################</text:p>
      <text:p text:style-name="P2"><text:s text:c="7"/>COURS <text:s/>18 خِجَضَ</text:p>
      <text:p text:style-name="P2">######################</text:p>
      <text:p text:style-name="P2">______</text:p>
      <text:p text:style-name="P2">أ ب ت ث ج ح خ د ذ ر ز س ش ص ض ط ظ ع غ ف ق ك ل م ن ه و ي</text:p>
      <text:p text:style-name="P2">______</text:p>
      <text:p text:style-name="P2">1 رُخًّااعًا</text:p>
      <text:p text:style-name="P2">2 غُنًّااصٌ</text:p>
      <text:p text:style-name="P2">3 رَطٌّوثٌ</text:p>
      <text:p text:style-name="P2">4 رَيٍّيجًا</text:p>
      <text:p text:style-name="P2">5 طِبًّااجٌ</text:p>
      <text:p text:style-name="P2">6 دَظًّااوٌ</text:p>
      <text:p text:style-name="P2">7 خُوٌّوسٍ</text:p>
      <text:p text:style-name="P2">8 دِحٍّيطًا</text:p>
      <text:p text:style-name="P2"><text:soft-page-break/>9 كَذٌّوغٌ</text:p>
      <text:p text:style-name="P2">10 عُثٌّوذًا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23:05:53.306359001</meta:creation-date>
    <dc:date>2022-12-11T00:18:20.413727640</dc:date>
    <meta:editing-duration>PT1H20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96" meta:word-count="330" meta:character-count="1144" meta:non-whitespace-character-count="862"/>
  </office:meta>
</office:document-meta>
</file>